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o1" style:family="table-column">
      <style:table-column-properties fo:break-before="auto" style:column-width="5.159375cm"/>
    </style:style>
    <style:style style:name="co2" style:family="table-column">
      <style:table-column-properties fo:break-before="auto" style:column-width="10.133541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Advance Directive Type Code</text:p>
          </table:table-cell>
          <table:table-cell office:value-type="string" table:style-name="ce3">
            <text:p>Advance Directive Type Descriptio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1</text:p>
          </table:table-cell>
          <table:table-cell office:value-type="string" table:style-name="ce4">
            <text:p>Patient <text:s/>Living Wil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2</text:p>
          </table:table-cell>
          <table:table-cell office:value-type="string" table:style-name="ce4">
            <text:p>Organ Donation Directiv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3</text:p>
          </table:table-cell>
          <table:table-cell office:value-type="string" table:style-name="ce4">
            <text:p>Healthcare Proxy Directiv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4</text:p>
          </table:table-cell>
          <table:table-cell office:value-type="string" table:style-name="ce4">
            <text:p>Next of Ki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5</text:p>
          </table:table-cell>
          <table:table-cell office:value-type="string" table:style-name="ce4">
            <text:p>Directive for Body Donation for Research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6</text:p>
          </table:table-cell>
          <table:table-cell office:value-type="string" table:style-name="ce4">
            <text:p>Directive for Body Disposal - cremation/Buri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7</text:p>
          </table:table-cell>
          <table:table-cell office:value-type="string" table:style-name="ce4">
            <text:p>Do not reveal Donor</text:p>
          </table:table-cell>
          <table:table-cell table:number-columns-repeated="16382"/>
        </table:table-row>
        <table:table-row table:number-rows-repeated="10485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KRITI</meta:initial-creator>
    <dc:creator>user</dc:creator>
    <meta:creation-date>2020-01-04T08:02:58Z</meta:creation-date>
    <dc:date>2020-04-29T09:40:35Z</dc:date>
    <meta:user-defined meta:name="WorkbookGuid">2935384a-55df-42ac-ad3a-7683af84ccd9</meta:user-defined>
    <meta:user-defined meta:name="ConnectionInfosStorage">WorkbookXmlParts</meta:user-defined>
  </office:meta>
</office:document-meta>
</file>